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0dd" officeooo:paragraph-rsid="001480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gepackage</text:p>
      <text:p text:style-name="P1"/>
      <text:p text:style-name="P1">Machine Learning Prozess</text:p>
      <text:p text:style-name="P1"/>
      <text:p text:style-name="P1"/>
      <text:p text:style-name="P1"/>
      <text:p text:style-name="P1">Anlernprozess – High Power Operation</text:p>
      <text:p text:style-name="P1"/>
      <text:p text:style-name="P1">- viel Rechenleistung Leistung</text:p>
      <text:p text:style-name="P1">- relativ große Menge an Daten, Speicherplatz, etc.</text:p>
      <text:p text:style-name="P1"/>
      <text:p text:style-name="P1"/>
      <text:p text:style-name="P1">→ Erkennungsprozess – Low Power Operation</text:p>
      <text:p text:style-name="P1"/>
      <text:p text:style-name="P1"/>
      <text:p text:style-name="P1">- ein Photo</text:p>
      <text:p text:style-name="P1">- Feature extraction</text:p>
      <text:p text:style-name="P1"/>
      <text:p text:style-name="P1">→ Prediction anhand des abgespeicherten Model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4:21:37.242314425</meta:creation-date>
    <dc:date>2023-01-19T15:25:33.579638255</dc:date>
    <meta:editing-duration>PT49M</meta:editing-duration>
    <meta:editing-cycles>1</meta:editing-cycles>
    <meta:document-statistic meta:table-count="0" meta:image-count="0" meta:object-count="0" meta:page-count="1" meta:paragraph-count="9" meta:word-count="37" meta:character-count="270" meta:non-whitespace-character-count="240"/>
    <meta:generator>LibreOffice/6.4.7.2$Linux_X86_64 LibreOffice_project/40$Build-2</meta:generator>
  </office:meta>
</office:document-meta>
</file>